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4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7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1.5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42.3cm" svg:y="3.2cm">
          <draw:text-box>
            <text:p><text:span text:style-name="T1"><text:file-name text:display="name">005-009-QMXAtomSurf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63" draw:id="id63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3" draw:text-style-name="P7" draw:layer="ConfigLayout" draw:type="line" svg:x1="28.85cm" svg:y1="23.702cm" svg:x2="31.001cm" svg:y2="25.999cm" draw:start-shape="id27" draw:start-glue-point="2" draw:end-shape="id28" draw:end-glue-point="4" svg:d="M28850 23702l2151 2297" svg:viewBox="0 0 2152 2298">
          <text:p/>
        </draw:connector>
        <draw:g xml:id="id29" draw:id="id29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2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LaserX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3" draw:text-style-name="P7" draw:layer="ConfigLayout" draw:type="line" svg:x1="45.6cm" svg:y1="30.149cm" svg:x2="42.95cm" svg:y2="30.8cm" draw:start-shape="id47" draw:start-glue-point="3" draw:end-shape="id45" svg:d="M45600 30149l-2650 651" svg:viewBox="0 0 2651 652">
          <text:p/>
        </draw:connector>
        <draw:connector draw:style-name="gr13" draw:text-style-name="P7" draw:layer="ConfigLayout" draw:type="line" svg:x1="50.1cm" svg:y1="37.951cm" svg:x2="47.999cm" svg:y2="38.899cm" draw:start-shape="id48" draw:end-shape="id45" draw:end-glue-point="5" svg:d="M50100 37951l-2101 948" svg:viewBox="0 0 2102 949">
          <text:p/>
        </draw:connector>
        <draw:connector draw:style-name="gr13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3" draw:text-style-name="P7" draw:layer="ConfigLayout" draw:type="line" svg:x1="52.4cm" svg:y1="43.001cm" svg:x2="49.398cm" svg:y2="44cm" draw:start-shape="id50" draw:start-glue-point="3" draw:end-shape="id44" draw:end-glue-point="5" svg:d="M52400 43001l-3002 999" svg:viewBox="0 0 3003 1000">
          <text:p/>
        </draw:connector>
        <draw:g xml:id="id51" draw:id="id51">
          <draw:g>
            <draw:custom-shape draw:style-name="gr16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3" draw:text-style-name="P7" draw:layer="ConfigLayout" draw:type="line" svg:x1="25.5cm" svg:y1="10.699cm" svg:x2="23.894cm" svg:y2="11.77cm" draw:start-shape="id52" draw:start-glue-point="3" draw:end-shape="id42" draw:end-glue-point="4" svg:d="M25500 10699l-1606 1071" svg:viewBox="0 0 1607 1072">
          <text:p/>
        </draw:connector>
        <draw:g xml:id="id53" draw:id="id53">
          <draw:g>
            <draw:custom-shape draw:style-name="gr16" draw:text-style-name="P10" draw:layer="ConfigLayout" svg:width="0.8cm" svg:height="0.3cm" svg:x="11.196cm" svg:y="10.1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.996cm" svg:y="10.1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1.196cm" svg:y="10.17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12.846cm" svg:y1="10.472cm" svg:x2="13.797cm" svg:y2="11.771cm" draw:start-shape="id53" draw:start-glue-point="2" draw:end-shape="id42" draw:end-glue-point="6" svg:d="M12846 10472l951 1299" svg:viewBox="0 0 952 1300">
          <text:p/>
        </draw:connector>
        <draw:g>
          <draw:g>
            <draw:custom-shape draw:style-name="gr31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0" draw:layer="ConfigLayout" svg:width="10.605cm" svg:height="0.3cm" svg:x="32.091cm" svg:y="71.872cm">
              <text:p text:style-name="P9"><text:span text:style-name="T3">Env,QMSensor,QMVariables,LaserX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4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6.001cm" svg:y2="18.201cm" draw:start-shape="id42" draw:start-glue-point="4" draw:end-shape="id28" draw:end-glue-point="6" svg:d="M23894 11770c0 4750 12107 1535 12107 6431" svg:viewBox="0 0 12108 6432">
          <text:p/>
        </draw:connector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27" draw:id="id27">
          <draw:g>
            <draw:custom-shape draw:style-name="gr16" draw:text-style-name="P10" draw:layer="layout" svg:width="0.8cm" svg:height="0.3cm" svg:x="27.2cm" svg:y="2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8cm" svg:y="22.8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7.2cm" svg:y="23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9.4cm" svg:y="23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7.2cm" svg:y="23.4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23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7.8cm" svg:y="15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8.6cm" svg:y="15.7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7.8cm" svg:y="16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0cm" svg:y="16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6.7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6.7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6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6.4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6.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37.8cm" svg:y="17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3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6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6" draw:text-style-name="P10" draw:layer="layout" svg:width="3.3cm" svg:height="2.4cm" svg:x="37.8cm" svg:y="15.8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draw:type="line" svg:x1="37.8cm" svg:y1="16.999cm" svg:x2="36.001cm" svg:y2="18.201cm" draw:start-shape="id57" draw:start-glue-point="3" draw:end-shape="id28" draw:end-glue-point="6" svg:d="M37800 16999l-1799 1202" svg:viewBox="0 0 1800 1203">
          <text:p/>
        </draw:connector>
        <draw:connector draw:style-name="gr13" draw:text-style-name="P7" draw:layer="layout" draw:type="line" svg:x1="42.8cm" svg:y1="25.051cm" svg:x2="41.099cm" svg:y2="25.999cm" draw:start-shape="id58" draw:end-shape="id28" draw:end-glue-point="5" svg:d="M42800 25051l-1701 948" svg:viewBox="0 0 1702 949">
          <text:p/>
        </draw:connector>
        <draw:connector draw:style-name="gr28" draw:text-style-name="P14" draw:layer="layout" draw:type="curve" svg:x1="41.099cm" svg:y1="25.999cm" svg:x2="42.95cm" svg:y2="30.8cm" draw:start-shape="id28" draw:start-glue-point="5" draw:end-shape="id45" draw:end-glue-point="0" svg:d="M41099 25999c0 3753 1851 1353 1851 4801" svg:viewBox="0 0 1852 4802">
          <text:p/>
        </draw:connector>
        <draw:connector draw:style-name="gr15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7" draw:text-style-name="P14" draw:layer="layout" draw:type="curve" svg:x1="12.751cm" svg:y1="47.232cm" svg:x2="31.001cm" svg:y2="25.999cm" draw:start-shape="id22" draw:start-glue-point="4" draw:end-shape="id28" draw:end-glue-point="4" svg:d="M12751 47232c0-15772 18250-5156 18250-21233" svg:viewBox="0 0 18251 21234">
          <text:p text:style-name="P9"><text:span text:style-name="T8">1</text:span></text:p>
        </draw:connector>
        <draw:connector draw:style-name="gr37" draw:text-style-name="P14" draw:layer="layout" draw:type="curve" svg:x1="11.951cm" svg:y1="49.232cm" svg:x2="31.001cm" svg:y2="25.999cm" draw:start-shape="id25" draw:start-glue-point="4" draw:end-shape="id28" draw:end-glue-point="4" svg:d="M11951 49232c0-17272 19050-5656 19050-23233" svg:viewBox="0 0 19051 23234">
          <text:p text:style-name="P9"><text:span text:style-name="T8">0</text:span></text:p>
        </draw:connector>
        <draw:connector draw:style-name="gr15" draw:text-style-name="P10" draw:layer="ConfigLayout" draw:type="curve" svg:x1="23.447cm" svg:y1="69.373cm" svg:x2="41.099cm" svg:y2="25.999cm" draw:start-shape="id5" draw:start-glue-point="4" draw:end-shape="id28" draw:end-glue-point="5" svg:d="M23447 69373c0-32379 17652-10692 17652-43374" svg:viewBox="0 0 17653 43375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59" draw:id="id59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59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ConfigLayout" svg:width="5.549cm" svg:height="4.74cm" svg:x="33.517cm" svg:y="21.102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31.189cm" svg:y="18.4cm" svg:viewBox="0 0 9722 7480" draw:points="0,7480 9722,7480 4858,0">
            <text:p/>
          </draw:polygon>
          <draw:custom-shape draw:style-name="gr4" draw:text-style-name="P5" draw:layer="ConfigLayout" svg:width="0.486cm" svg:height="0.5cm" svg:x="30.8cm" svg:y="25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40.814cm" svg:y="2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5.807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5.8cm" svg:y="2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6.001cm" svg:y1="22.599cm" svg:x2="41.099cm" svg:y2="25.999cm" draw:start-shape="id28" draw:start-glue-point="7" draw:end-shape="id28" draw:end-glue-point="5" svg:d="M36001 22599c0 1200 5098-500 5098 3400" svg:viewBox="0 0 5099 3401">
          <text:p/>
        </draw:connector>
        <draw:g xml:id="id60" draw:id="id60">
          <draw:g>
            <draw:custom-shape draw:style-name="gr16" draw:text-style-name="P10" draw:layer="ConfigLayout" svg:width="0.8cm" svg:height="0.3cm" svg:x="12.9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.7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9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5.1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9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cm" svg:y="2.902cm">
                <text:p text:style-name="P9"><text:span text:style-name="T3">-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6.2cm" svg:y1="2.751cm" svg:x2="18.894cm" svg:y2="3.972cm" draw:start-shape="id60" draw:start-glue-point="1" draw:end-shape="id42" draw:end-glue-point="5" svg:d="M16200 2751l2694 1221" svg:viewBox="0 0 2695 1222">
          <text:p/>
        </draw:connector>
        <draw:connector draw:style-name="gr15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2" draw:id="id62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1" draw:start-glue-point="0" draw:end-shape="id62" draw:end-glue-point="9" svg:d="M7550 72498l-1323-1171" svg:viewBox="0 0 1324 1172">
          <text:p/>
        </draw:connector>
        <draw:g xml:id="id61" draw:id="id61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62" draw:start-glue-point="5" draw:end-shape="id63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4" draw:id="id64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64" draw:end-shape="id43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9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2" draw:id="id52">
          <draw:g>
            <draw:custom-shape draw:style-name="gr16" draw:text-style-name="P10" draw:layer="layout" svg:width="0.8cm" svg:height="0.3cm" svg:x="25.5cm" svg:y="10.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6.3cm" svg:y="10.098cm">
              <text:p text:style-name="P9"><text:span text:style-name="T3">Dynamic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5.5cm" svg:y="10.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7.7cm" svg:y="1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1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7.7cm" svg:y="10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0.7cm">
                <text:p text:style-name="P9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0.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8" draw:id="id58">
          <draw:g>
            <draw:custom-shape draw:style-name="gr16" draw:text-style-name="P10" draw:layer="layout" svg:width="0.8cm" svg:height="0.3cm" svg:x="42.8cm" svg:y="24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3.6cm" svg:y="24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2.8cm" svg:y="24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5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8cm" svg:y="25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3.9cm" svg:y="25.2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5cm" svg:y="24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8cm" svg:y="24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3.9cm" svg:y="24.9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5cm" svg:y="25.5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42.8cm" svg:y="25.5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4.5cm" svg:y="25.5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42.8cm" svg:y="24.302cm">
            <text:p/>
            <draw:enhanced-geometry svg:viewBox="0 0 21600 21600" draw:type="rectangle" draw:enhanced-path="M 0 0 L 21600 0 21600 21600 0 21600 0 0 Z N"/>
          </draw:custom-shape>
        </draw:g>
        <draw:g xml:id="id47" draw:id="id47">
          <draw:g>
            <draw:custom-shape draw:style-name="gr16" draw:text-style-name="P10" draw:layer="layout" svg:width="0.8cm" svg:height="0.3cm" svg:x="45.6cm" svg:y="29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4cm" svg:y="29.3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6cm" svg:y="29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8cm" svg:y="30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.3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.3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45.6cm" svg:y="30.6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7.3cm" svg:y="30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45.6cm" svg:y="29.4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6" draw:text-style-name="P10" draw:layer="layout" svg:width="0.8cm" svg:height="0.3cm" svg:x="50.1cm" svg:y="37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37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37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8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8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7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7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7.802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8.4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0.1cm" svg:y="38.4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1.8cm" svg:y="38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50.1cm" svg:y="37.202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g>
            <draw:custom-shape draw:style-name="gr16" draw:text-style-name="P10" draw:layer="layout" svg:width="0.8cm" svg:height="0.3cm" svg:x="52.4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3.2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2.4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4.6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6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2.4cm" svg:y="43.6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4.1cm" svg:y="43.6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4" draw:text-style-name="P10" draw:layer="layout" svg:width="3.3cm" svg:height="1.798cm" svg:x="52.4cm" svg:y="42.10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3T18:29:02.027000000</dc:date>
    <meta:editing-duration>P1DT9H55M24S</meta:editing-duration>
    <meta:editing-cycles>188</meta:editing-cycles>
    <meta:print-date>2017-03-30T10:29:28.404000000</meta:print-date>
    <meta:document-statistic meta:object-count="782"/>
  </office:meta>
</office:document-meta>
</file>